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7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13]-[.F1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não</text:p>
          </table:table-cell>
          <table:table-cell table:style-name="ce23" office:value-type="float" office:value="0" calcext:value-type="float">
            <text:p>-</text:p>
          </table:table-cell>
          <table:table-cell table:style-name="ce18"/>
          <table:table-cell table:style-name="ce31" table:formula="of:=[.C14]-[.F14]" office:value-type="float" office:value="340" calcext:value-type="float">
            <text:p>340,00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4])" office:value-type="float" office:value="340" calcext:value-type="float">
            <text:p>340,00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date style:data-style-name="N2" text:date-value="2025-09-01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8.0462057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9-01T14:07:48.378760005</dc:date>
    <dc:language>pt-PT</dc:language>
    <meta:editing-cycles>683</meta:editing-cycles>
    <meta:editing-duration>P2DT2H55M42S</meta:editing-duration>
    <meta:print-date>2019-04-02T15:32:31.034658233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